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919b3" officeooo:paragraph-rsid="000919b3"/>
    </style:style>
    <style:style style:name="P2" style:family="paragraph" style:parent-style-name="Standard">
      <style:text-properties style:text-underline-style="none" officeooo:rsid="000919b3" officeooo:paragraph-rsid="000919b3"/>
    </style:style>
    <style:style style:name="P3" style:family="paragraph" style:parent-style-name="Standard">
      <style:text-properties style:text-underline-style="none" officeooo:rsid="000946f0" officeooo:paragraph-rsid="000946f0"/>
    </style:style>
    <style:style style:name="P4" style:family="paragraph" style:parent-style-name="Standard">
      <style:text-properties style:text-underline-style="none" officeooo:rsid="000adadf" officeooo:paragraph-rsid="000adadf"/>
    </style:style>
    <style:style style:name="P5" style:family="paragraph" style:parent-style-name="Standard">
      <style:text-properties style:text-underline-style="none" officeooo:rsid="000b50bd" officeooo:paragraph-rsid="000b50bd"/>
    </style:style>
    <style:style style:name="P6" style:family="paragraph" style:parent-style-name="Standard">
      <style:text-properties style:text-underline-style="none" officeooo:rsid="000bda5d" officeooo:paragraph-rsid="000bda5d"/>
    </style:style>
    <style:style style:name="P7" style:family="paragraph" style:parent-style-name="Standard">
      <style:text-properties style:text-underline-style="none" officeooo:rsid="000cc14c" officeooo:paragraph-rsid="000cc14c"/>
    </style:style>
    <style:style style:name="P8" style:family="paragraph" style:parent-style-name="Standard">
      <style:text-properties style:text-underline-style="none" officeooo:rsid="000e3650" officeooo:paragraph-rsid="000e3650"/>
    </style:style>
    <style:style style:name="P9" style:family="paragraph" style:parent-style-name="Standard">
      <style:text-properties style:text-underline-style="none" officeooo:rsid="000fba0c" officeooo:paragraph-rsid="000fba0c"/>
    </style:style>
    <style:style style:name="P10" style:family="paragraph" style:parent-style-name="Standard">
      <style:text-properties style:text-underline-style="none" officeooo:rsid="00119bb9" officeooo:paragraph-rsid="00119bb9"/>
    </style:style>
    <style:style style:name="P11" style:family="paragraph" style:parent-style-name="Standard">
      <style:text-properties style:text-underline-style="none" officeooo:rsid="0013510e" officeooo:paragraph-rsid="0013510e"/>
    </style:style>
    <style:style style:name="P12" style:family="paragraph" style:parent-style-name="Standard">
      <style:text-properties style:text-underline-style="none" officeooo:rsid="00142da9" officeooo:paragraph-rsid="00142da9"/>
    </style:style>
    <style:style style:name="P13" style:family="paragraph" style:parent-style-name="Standard">
      <style:text-properties style:text-underline-style="none" officeooo:rsid="0015a53c" officeooo:paragraph-rsid="0015a53c"/>
    </style:style>
    <style:style style:name="P14" style:family="paragraph" style:parent-style-name="Standard">
      <style:text-properties officeooo:rsid="00092fb2" officeooo:paragraph-rsid="00092fb2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919b3" officeooo:paragraph-rsid="000919b3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0f776f" officeooo:paragraph-rsid="000f776f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DNS</text:span></text:p>
      <text:p text:style-name="P1"/>
      <text:p text:style-name="P1">Necesitamos los DNS porque los humanos preferimos las letras a los números.</text:p>
      <text:p text:style-name="P14">Esos números de IP estarían en la estructura de la red:</text:p>
      <text:p text:style-name="P14">google.es → IP 172.234.231.3 POR EJEMPLO</text:p>
      <text:p text:style-name="P3"/>
      <text:p text:style-name="P3">La IP puede cambiar pero el link seguira siendo el mismo.</text:p>
      <text:p text:style-name="P3"/>
      <text:p text:style-name="P3">Principio habia un archivo hosts.txt</text:p>
      <text:p text:style-name="P3">Se obtenian los datos por FTP</text:p>
      <text:p text:style-name="P3"/>
      <text:p text:style-name="P4">Jerarquía→</text:p>
      <text:p text:style-name="P4">. (Raiz)</text:p>
      <text:p text:style-name="P4">.com .es .org (Primer Nivel)</text:p>
      <text:p text:style-name="P4">google nba (Segundo, tercer nivel…..)</text:p>
      <text:p text:style-name="P2"/>
      <text:p text:style-name="P4">google.com.</text:p>
      <text:p text:style-name="P4">Seria:</text:p>
      <text:p text:style-name="P4">google Segundo nivel</text:p>
      <text:p text:style-name="P4">.com Primer Nivel</text:p>
      <text:p text:style-name="P4">. Raiz</text:p>
      <text:p text:style-name="P4"/>
      <text:p text:style-name="P5">La organización puede decidir si subdividir sus dominios en subdominios.</text:p>
      <text:p text:style-name="P5"/>
      <text:p text:style-name="P6">Dominio directo→Para cada nombre una IP</text:p>
      <text:p text:style-name="P6">Dominio inverso→Para cada IP, un nombre</text:p>
      <text:p text:style-name="P6"/>
      <text:p text:style-name="P7">El servidor DNS investiga por su cuenta si sabe cual es la IP al introducir el dominio</text:p>
      <text:p text:style-name="P8">y devuelve la IP pedida.</text:p>
      <text:p text:style-name="P8"/>
      <text:p text:style-name="P16"><text:span text:style-name="T1">HTTP</text:span></text:p>
      <text:p text:style-name="P9">Protocolo para servir a las paginas web.</text:p>
      <text:p text:style-name="P9"/>
      <text:p text:style-name="P9">Protocolo cliente-servidor:</text:p>
      <text:p text:style-name="P9">Cliente:navegador web que pide paginas y al recibirlas las muestra al usuario</text:p>
      <text:p text:style-name="P9">Servidor:Estan alojadas las paginas web que el cliente quiera recibir.</text:p>
      <text:p text:style-name="P9"/>
      <text:p text:style-name="P10">Funciona sobre TCP(port 80)</text:p>
      <text:p text:style-name="P11">Puede servir estatica y dinamicamente</text:p>
      <text:p text:style-name="P12">Cliente→ Servidor </text:p>
      <text:p text:style-name="P12">Cliente abre una conexión TCP al servidor</text:p>
      <text:p text:style-name="P12">Cliente envia peticion</text:p>
      <text:p text:style-name="P12">Servidor responde peticion con mensaje</text:p>
      <text:p text:style-name="P12">Servidor cierra TCP</text:p>
      <text:p text:style-name="P12"/>
      <text:p text:style-name="P12">Proxy→</text:p>
      <text:p text:style-name="P12">Intermediario entre Cliente y servidor</text:p>
      <text:p text:style-name="P12">Actua como cliente y servidor</text:p>
      <text:p text:style-name="P12">Es de varios clientes y tiene caché asociada normalmente</text:p>
      <text:p text:style-name="P12">Uso:Cortafuegos y aumento de la velocidad por uso de la caché.</text:p>
      <text:p text:style-name="P12"/>
      <text:p text:style-name="P13">HTTPS→</text:p>
      <text:p text:style-name="P13"><text:soft-page-break/>Es http seguro.</text:p>
      <text:p text:style-name="P13">Permite enviar datos sensibles a un servidor web y recibirlos de el</text:p>
      <text:p text:style-name="P13">Mecanismos para mayor seguridad</text:p>
      <text:p text:style-name="P13"/>
      <text:p text:style-name="P13">Cookies→</text:p>
      <text:p text:style-name="P13">Son necesarias ya que el servidor no almacena informacion sobre el cliente.</text:p>
      <text:p text:style-name="P13">Es como <text:s/>una mini base de datos en una página web(carro de compra,cuentas,etc)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3:38:23.534258276</meta:creation-date>
    <dc:date>2019-02-27T00:41:26.859112178</dc:date>
    <meta:editing-duration>PT52M45S</meta:editing-duration>
    <meta:editing-cycles>16</meta:editing-cycles>
    <meta:generator>LibreOffice/5.2.7.2$Linux_X86_64 LibreOffice_project/20m0$Build-2</meta:generator>
    <meta:document-statistic meta:table-count="0" meta:image-count="0" meta:object-count="0" meta:page-count="2" meta:paragraph-count="45" meta:word-count="257" meta:character-count="1589" meta:non-whitespace-character-count="1375"/>
  </office:meta>
</office:document-meta>
</file>